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s le cadre de ma formation Angular et Spring Boot, j'ai réalisé une petite application dans le but de démontrer mes acquis sur ces deux frameworks. J'ai veillé à utiliser toutes les connaissances que j'ai appris.</text:p>
      <text:p text:style-name="Standard"/>
      <text:p text:style-name="Standard">Enoncé fonctionnelles:</text:p>
      <text:p text:style-name="Standard"/>
      <text:list xml:id="list6292182299991548005" text:style-name="L1">
        <text:list-item>
          <text:p text:style-name="P1">Chaque compte bancaire est définit par un code, un solde et une date de création.</text:p>
        </text:list-item>
        <text:list-item>
          <text:p text:style-name="P1">Chaque compte bancaire appartient à un client.</text:p>
        </text:list-item>
        <text:list-item>
          <text:p text:style-name="P1">Chaque client est définit par un code, un nom et une date de création.</text:p>
        </text:list-item>
        <text:list-item>
          <text:p text:style-name="P1">Chaque client peut posséder un ou plusieurs comptes bancaires.</text:p>
        </text:list-item>
        <text:list-item>
          <text:p text:style-name="P1">Chaque compte bancaire peut subir plusieurs opérations. Il existe trois types d'opération: Versement, Retrait et Virement.</text:p>
        </text:list-item>
        <text:list-item>
          <text:p text:style-name="P1">Une opération est définit par un code, un type, un montant et une date.</text:p>
        </text:list-item>
        <text:list-item>
          <text:p text:style-name="P1">Chaque client possède un identifiant pour accèder à ses comptes bancaires.</text:p>
        </text:list-item>
        <text:list-item>
          <text:p text:style-name="P1">Un administrateur à accès à tous les clients ainsi que leurs comptes. Il peut réaliser toutes types d'opérations sur n'importe quel compte.</text:p>
        </text:list-item>
        <text:list-item>
          <text:p text:style-name="P1">Un administrateur peut créer de nouveaux comptes pour un client donné.</text:p>
        </text:list-item>
        <text:list-item>
          <text:p text:style-name="P1">Un administrateur peut ajouter des nouveaux profils.</text:p>
        </text:list-item>
      </text:list>
      <text:p text:style-name="Standard"/>
      <text:p text:style-name="Standard"/>
      <text:p text:style-name="Standard">L'application permet de :</text:p>
      <text:list xml:id="list38724815" text:continue-numbering="true" text:style-name="L1">
        <text:list-item>
          <text:p text:style-name="P1">Gérer les Clients (il faut avoir le rôle ADMIN) :</text:p>
          <text:list>
            <text:list-item>
              <text:p text:style-name="P1">Consulter les clients</text:p>
            </text:list-item>
            <text:list-item>
              <text:p text:style-name="P1">Ajouter un compte pour un client</text:p>
            </text:list-item>
            <text:list-item>
              <text:p text:style-name="P1">Créer un nouveau profil (soit Client ou Admin)</text:p>
            </text:list-item>
          </text:list>
        </text:list-item>
        <text:list-item>
          <text:p text:style-name="P1">Gérer les Comptes:</text:p>
          <text:list>
            <text:list-item>
              <text:p text:style-name="P1">Consulter la liste des comptes <text:s/>d'un client</text:p>
            </text:list-item>
            <text:list-item>
              <text:p text:style-name="P1">Consulter les détails d'un compte.</text:p>
            </text:list-item>
            <text:list-item>
              <text:p text:style-name="P1">Consulter les opérations d'un compte</text:p>
            </text:list-item>
            <text:list-item>
              <text:p text:style-name="P1">Effectuer un versement</text:p>
            </text:list-item>
            <text:list-item>
              <text:p text:style-name="P1">Effectuer un retrait d'un montant </text:p>
            </text:list-item>
            <text:list-item>
              <text:p text:style-name="P1">Effectuer un virement d'un compte à un autre</text:p>
            </text:list-item>
          </text:list>
        </text:list-item>
        <text:list-item>
          <text:p text:style-name="P1">Gérer les profils:</text:p>
          <text:list>
            <text:list-item>
              <text:p text:style-name="P1">Consulter/modifier le détails du profil connecter</text:p>
            </text:list-item>
          </text:list>
        </text:list-item>
        <text:list-item>
          <text:p text:style-name="P1">Gérer les authentifications et les autorisations.</text:p>
        </text:list-item>
      </text:list>
      <text:p text:style-name="Standard"/>
      <text:p text:style-name="Standard">L'application permet de gérer deux rôles:</text:p>
      <text:list xml:id="list38732818" text:continue-numbering="true" text:style-name="L1">
        <text:list-item>
          <text:list>
            <text:list-item>
              <text:p text:style-name="P1">Administrateur : il peut gérer les clients, les comptes et les profils</text:p>
            </text:list-item>
            <text:list-item>
              <text:p text:style-name="P1">Utilisateur : il peut gérer ses comptes et ainsi que son profil.</text:p>
            </text:list-item>
          </text:list>
        </text:list-item>
      </text:list>
      <text:p text:style-name="Standard"/>
      <text:p text:style-name="Standard"/>
      <text:p text:style-name="Standard">Enoncé technique:</text:p>
      <text:p text:style-name="Standard"/>
      <text:p text:style-name="Standard">Pour le développement de l'application j'ai utilisé les technologies suivantes:</text:p>
      <text:list xml:id="list38705012" text:continue-numbering="true" text:style-name="L1">
        <text:list-item>
          <text:p text:style-name="P1">Partie Back-End: Spring Boot :</text:p>
          <text:list>
            <text:list-item>
              <text:p text:style-name="P1">Spring Data JPA</text:p>
            </text:list-item>
            <text:list-item>
              <text:p text:style-name="P1">Spring Web</text:p>
            </text:list-item>
            <text:list-item>
              <text:p text:style-name="P1">Hibernate</text:p>
            </text:list-item>
            <text:list-item>
              <text:p text:style-name="P1">MySql</text:p>
            </text:list-item>
            <text:list-item>
              <text:p text:style-name="P1">Spring Sécurity</text:p>
            </text:list-item>
            <text:list-item>
              <text:p text:style-name="P1"><text:soft-page-break/>JWT</text:p>
            </text:list-item>
          </text:list>
        </text:list-item>
        <text:list-item>
          <text:p text:style-name="P1">Partie Font-End: Angular 5 :</text:p>
          <text:list>
            <text:list-item>
              <text:p text:style-name="P1">Composant, directives, pipes, services</text:p>
            </text:list-item>
            <text:list-item>
              <text:p text:style-name="P1">Routage, Guard, Intercepteur</text:p>
            </text:list-item>
            <text:list-item>
              <text:p text:style-name="P1">Reactive Forms</text:p>
            </text:list-item>
            <text:list-item>
              <text:p text:style-name="P1">Lazy Loading</text:p>
            </text:list-item>
            <text:list-item>
              <text:p text:style-name="P1">Pagination</text:p>
            </text:list-item>
            <text:list-item>
              <text:p text:style-name="P1">JWT</text:p>
              <text:p text:style-name="P1"/>
              <text:p text:style-name="P1"/>
            </text:list-item>
          </text:list>
        </text:list-item>
      </text:list>
      <text:p text:style-name="Standard"/>
      <text:p text:style-name="Standard">Démonstration:</text:p>
      <text:p text:style-name="Standard"/>
      <text:p text:style-name="Standard"/>
      <text:p text:style-name="Standard">Le code de l'application est disponible sur un répertoir GitHub depuis : <text:a xlink:type="simple" xlink:href="https://github.com/ahmedreal/Gestion-des-Comptes" text:style-name="Internet_20_link" text:visited-style-name="Visited_20_Internet_20_Link">https://github.com/ahmedreal/Gestion-des-Comptes</text:a></text:p>
      <text:p text:style-name="Standard">Pour tester l'application, il faut disposer d'une version du SGBD MySql <text:s/>puis suivrer les étapes suivantres:</text:p>
      <text:list xml:id="list38727006" text:continue-numbering="true" text:style-name="L1">
        <text:list-item>
          <text:list>
            <text:list-item>
              <text:p text:style-name="P1">Créer une nouvelle base de donnée appellée: <text:span text:style-name="T1">GestionDesComptes</text:span></text:p>
            </text:list-item>
            <text:list-item>
              <text:p text:style-name="P1">Clonner le répertoire sur votre machine</text:p>
            </text:list-item>
            <text:list-item>
              <text:p text:style-name="P1">Lancer l'application spring boot</text:p>
            </text:list-item>
            <text:list-item>
              <text:p text:style-name="P1">Lancer l'application Angular </text:p>
            </text:list-item>
          </text:list>
        </text:list-item>
      </text:list>
      <text:p text:style-name="Standard"/>
      <text:p text:style-name="Standard"/>
      <text:p text:style-name="Standard"><text:s/>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32M50S</meta:editing-duration>
    <meta:editing-cycles>25</meta:editing-cycles>
    <meta:generator>OpenOffice/4.1.5$Win32 OpenOffice.org_project/415m1$Build-9789</meta:generator>
    <dc:date>2018-06-08T18:52:41.91</dc:date>
    <meta:document-statistic meta:table-count="0" meta:image-count="0" meta:object-count="0" meta:page-count="2" meta:paragraph-count="55" meta:word-count="412" meta:character-count="2481"/>
    <meta:user-defined meta:name="Info 1"/>
    <meta:user-defined meta:name="Info 2"/>
    <meta:user-defined meta:name="Info 3"/>
    <meta:user-defined meta:name="Info 4"/>
  </office:meta>
</office:document-meta>
</file>